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0354in"/>
    </style:style>
    <style:style style:name="Table1.B" style:family="table-column">
      <style:table-column-properties style:column-width="1.0924in"/>
    </style:style>
    <style:style style:name="Table1.C" style:family="table-column">
      <style:table-column-properties style:column-width="1.0903in"/>
    </style:style>
    <style:style style:name="Table1.D" style:family="table-column">
      <style:table-column-properties style:column-width="1.0951in"/>
    </style:style>
    <style:style style:name="Table1.E" style:family="table-column">
      <style:table-column-properties style:column-width="1.1035in"/>
    </style:style>
    <style:style style:name="Table1.F" style:family="table-column">
      <style:table-column-properties style:column-width="1.0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58in" fo:margin-left="0.0035in" fo:margin-top="0in" fo:margin-bottom="0in" table:align="left" style:writing-mode="lr-tb"/>
    </style:style>
    <style:style style:name="Table2.A" style:family="table-column">
      <style:table-column-properties style:column-width="0.6097in"/>
    </style:style>
    <style:style style:name="Table2.B" style:family="table-column">
      <style:table-column-properties style:column-width="0.8299in"/>
    </style:style>
    <style:style style:name="Table2.C" style:family="table-column">
      <style:table-column-properties style:column-width="0.391in"/>
    </style:style>
    <style:style style:name="Table2.D" style:family="table-column">
      <style:table-column-properties style:column-width="0.4229in"/>
    </style:style>
    <style:style style:name="Table2.E" style:family="table-column">
      <style:table-column-properties style:column-width="1.9431in"/>
    </style:style>
    <style:style style:name="Table2.F" style:family="table-column">
      <style:table-column-properties style:column-width="2.2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2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4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5" style:family="paragraph" style:parent-style-name="Standard">
      <style:text-properties style:font-name="Calibri1" officeooo:paragraph-rsid="001cd311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8" style:family="paragraph" style:parent-style-name="Standard">
      <style:text-properties style:font-name="Calibri1" fo:font-size="9pt" style:font-size-asian="9pt" style:font-size-complex="9pt"/>
    </style:style>
    <style:style style:name="P9" style:family="paragraph" style:parent-style-name="Standard">
      <style:text-properties style:font-name="Calibri1"/>
    </style:style>
    <style:style style:name="P10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11" style:family="paragraph" style:parent-style-name="List_20_Paragraph" style:list-style-name="WWNum3">
      <style:paragraph-properties fo:margin-left="0in" fo:margin-right="0in" fo:margin-top="0in" fo:margin-bottom="0in" style:contextual-spacing="true" fo:line-height="115%" fo:orphans="0" fo:widows="0" fo:text-indent="0in" style:auto-text-indent="false"/>
      <style:text-properties style:font-name="Calibri1" fo:font-size="7pt" officeooo:rsid="001cd311" officeooo:paragraph-rsid="001cd311" style:font-size-asian="7pt" style:font-size-complex="7pt"/>
    </style:style>
    <style:style style:name="P12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13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62bfa" style:font-size-asian="7pt" style:font-size-complex="7pt"/>
    </style:style>
    <style:style style:name="P16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702ea" officeooo:paragraph-rsid="002702ea" style:font-size-asian="7pt" style:font-size-complex="7pt"/>
    </style:style>
    <style:style style:name="P17" style:family="paragraph" style:parent-style-name="List_20_Paragraph" style:list-style-name="WWNum3">
      <style:paragraph-properties fo:line-height="115%" fo:orphans="0" fo:widows="0"/>
    </style:style>
    <style:style style:name="P1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f6453" officeooo:paragraph-rsid="001f6453" style:font-size-asian="7pt" style:font-size-complex="7pt"/>
    </style:style>
    <style:style style:name="P2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T1" style:family="text">
      <style:text-properties officeooo:rsid="001cd311"/>
    </style:style>
    <style:style style:name="T2" style:family="text">
      <style:text-properties style:font-name="Calibri1" fo:font-size="7pt" style:font-size-asian="7pt" style:font-size-complex="7pt"/>
    </style:style>
    <style:style style:name="T3" style:family="text">
      <style:text-properties style:font-name="Calibri1" fo:font-size="7pt" officeooo:rsid="00201b90" style:font-size-asian="7pt" style:font-size-complex="7pt"/>
    </style:style>
    <style:style style:name="T4" style:family="text">
      <style:text-properties style:font-name="Calibri1" fo:font-size="7pt" officeooo:rsid="001cd311" style:font-size-asian="7pt" style:font-size-complex="7pt"/>
    </style:style>
    <style:style style:name="T5" style:family="text">
      <style:text-properties officeooo:rsid="0022de3d"/>
    </style:style>
    <style:style style:name="T6" style:family="text">
      <style:text-properties officeooo:rsid="002495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rkness</text:p>
      <text:p text:style-name="P5">Fighting Profi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Strike</text:p>
          </table:table-cell>
          <table:table-cell table:style-name="Table1.A1" office:value-type="string">
            <text:p text:style-name="P7">Block</text:p>
          </table:table-cell>
          <table:table-cell table:style-name="Table1.A1" office:value-type="string">
            <text:p text:style-name="P7">Shoot</text:p>
          </table:table-cell>
          <table:table-cell table:style-name="Table1.A1" office:value-type="string">
            <text:p text:style-name="P7">Dodge</text:p>
          </table:table-cell>
          <table:table-cell table:style-name="Table1.A1" office:value-type="string">
            <text:p text:style-name="P7">Zap</text:p>
          </table:table-cell>
        </table:table-row>
        <table:table-row table:style-name="Table1.1">
          <table:table-cell table:style-name="Table1.A1" office:value-type="string">
            <text:p text:style-name="P7">Shadow</text:p>
          </table:table-cell>
          <table:table-cell table:style-name="Table1.A1" office:value-type="string">
            <text:p text:style-name="P7">MR+2</text:p>
          </table:table-cell>
          <table:table-cell table:style-name="Table1.A1" office:value-type="string">
            <text:p text:style-name="P7">RS+0</text:p>
          </table:table-cell>
          <table:table-cell table:style-name="Table1.A1" office:value-type="string">
            <text:p text:style-name="P7">PR+2</text:p>
          </table:table-cell>
          <table:table-cell table:style-name="Table1.A1" office:value-type="string">
            <text:p text:style-name="P7">PR+3</text:p>
          </table:table-cell>
          <table:table-cell table:style-name="Table1.A1" office:value-type="string">
            <text:p text:style-name="P7">PW+3</text:p>
          </table:table-cell>
        </table:table-row>
      </table:table>
      <text:p text:style-name="P9"/>
      <text:p text:style-name="P8">Special Mechanics</text:p>
      <text:p text:style-name="P8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Name</text:p>
          </table:table-cell>
          <table:table-cell table:style-name="Table2.A1" office:value-type="string">
            <text:p text:style-name="P3">Category</text:p>
          </table:table-cell>
          <table:table-cell table:style-name="Table2.A1" office:value-type="string">
            <text:p text:style-name="P3">Cost</text:p>
          </table:table-cell>
          <table:table-cell table:style-name="Table2.A1" office:value-type="string">
            <text:p text:style-name="P3">Burn</text:p>
          </table:table-cell>
          <table:table-cell table:style-name="Table2.A1" office:value-type="string">
            <text:p text:style-name="P4">Effects</text:p>
          </table:table-cell>
          <table:table-cell table:style-name="Table2.A1" office:value-type="string">
            <text:p text:style-name="P3">Enhancements</text:p>
          </table:table-cell>
        </table:table-row>
        <table:table-row table:style-name="Table2.1">
          <table:table-cell table:style-name="Table2.A1" office:value-type="string">
            <text:p text:style-name="P1">Accursed Spirit</text:p>
          </table:table-cell>
          <table:table-cell table:style-name="Table2.A1" office:value-type="string">
            <text:p text:style-name="P1">Trait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597565575" text:style-name="WWNum3">
              <text:list-item>
                <text:p text:style-name="P10">Immune (Curse)</text:p>
              </text:list-item>
              <text:list-item>
                <text:p text:style-name="P10">Resist (1) (Any power that has a Curse effect as part of it, or as part of its enhancement list)</text:p>
              </text:list-item>
            </text:list>
          </table:table-cell>
          <table:table-cell table:style-name="Table2.A1" office:value-type="string">
            <text:list xml:id="list3091676709" text:style-name="WWNum2">
              <text:list-item>
                <text:p text:style-name="P13">Resist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Become Shadow</text:p>
          </table:table-cell>
          <table:table-cell table:style-name="Table2.A1" office:value-type="string">
            <text:p text:style-name="P1">Buff, Self, Toggle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1">M</text:p>
          </table:table-cell>
          <table:table-cell table:style-name="Table2.A1" office:value-type="string">
            <text:list xml:id="list194317201039012" text:continue-list="list1597565575" text:style-name="WWNum3">
              <text:list-item>
                <text:p text:style-name="P10">Intangible (Light, Mental)</text:p>
              </text:list-item>
              <text:list-item>
                <text:p text:style-name="P10">Become a 2-dimensional shadow, and can go wherever a shadow would be projected (under doors)</text:p>
              </text:list-item>
              <text:list-item>
                <text:p text:style-name="P10">Skill (Sneak RS) (4)</text:p>
                <text:p text:style-name="P11"/>
              </text:list-item>
            </text:list>
          </table:table-cell>
          <table:table-cell table:style-name="Table2.A1" office:value-type="string">
            <text:list xml:id="list194317150746729" text:continue-list="list3091676709" text:style-name="WWNum2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Cloak of Shadows</text:p>
          </table:table-cell>
          <table:table-cell table:style-name="Table2.A1" office:value-type="string">
            <text:p text:style-name="P2">Buff, <text:span text:style-name="T1">Self</text:span>, <text:span text:style-name="T1">Toggle</text:span>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list xml:id="list194317479247595" text:continue-list="list194317201039012" text:style-name="WWNum3">
              <text:list-item>
                <text:p text:style-name="P10">Block (2)</text:p>
              </text:list-item>
              <text:list-item>
                <text:p text:style-name="P10">Dodge (2)</text:p>
              </text:list-item>
              <text:list-item>
                <text:p text:style-name="P10">Skill (Sneak RS) (4)</text:p>
              </text:list-item>
              <text:list-item>
                <text:p text:style-name="P10">Zap (2)</text:p>
              </text:list-item>
            </text:list>
          </table:table-cell>
          <table:table-cell table:style-name="Table2.A1" office:value-type="string">
            <text:list xml:id="list194318025112203" text:continue-numbering="true" text:style-name="WWNum3">
              <text:list-item>
                <text:p text:style-name="P17"><text:span text:style-name="T2">Angry Shadows – Anyone who hits you when this power is active is immediately attacked by an entity with a </text:span><text:span text:style-name="T3">Strike</text:span><text:span text:style-name="T2"> skill of 18. The </text:span><text:span text:style-name="T3">touch </text:span><text:span text:style-name="T2">attack does 1d8 penetrating </text:span><text:span text:style-name="T4">mental</text:span><text:span text:style-name="T2"> damage / x1 / +1B / 10P</text:span></text:p>
              </text:list-item>
            </text:list>
            <text:list xml:id="list435414809" text:style-name="WWNum1">
              <text:list-item>
                <text:p text:style-name="P14">Defenses +1 / x2 / +1B / 20P</text:p>
              </text:list-item>
              <text:list-item>
                <text:p text:style-name="P14">Sneak +2 / x2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Curse Eater</text:p>
          </table:table-cell>
          <table:table-cell table:style-name="Table2.A1" office:value-type="string">
            <text:p text:style-name="P1">Trait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94317083531312" text:continue-list="list194318025112203" text:style-name="WWNum3">
              <text:list-item>
                <text:p text:style-name="P16">For each combatant that is Cursed you choose Heal (1) or Burn Reduction (1)</text:p>
              </text:list-item>
            </text:list>
          </table:table-cell>
          <table:table-cell table:style-name="Table2.A1" office:value-type="string">
            <text:list xml:id="list194316926821190" text:continue-list="list194317150746729" text:style-name="WWNum2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Darkness</text:p>
          </table:table-cell>
          <table:table-cell table:style-name="Table2.A1" office:value-type="string">
            <text:p text:style-name="P1"><text:span text:style-name="T5">Attack, Targeted Area</text:span>, Toggle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list xml:id="list194317915603367" text:continue-list="list194317083531312" text:style-name="WWNum3">
              <text:list-item>
                <text:p text:style-name="P10">Darkness (Dark Vision)</text:p>
              </text:list-item>
              <text:list-item>
                <text:p text:style-name="P10">Radius (3)</text:p>
              </text:list-item>
            </text:list>
          </table:table-cell>
          <table:table-cell table:style-name="Table2.A1" office:value-type="string">
            <text:list xml:id="list194318071175825" text:continue-list="list435414809" text:style-name="WWNum1">
              <text:list-item>
                <text:p text:style-name="P14">Cursed – All enemies in the darkness are Cursed (Willpower, Charisma 18) / x1 / +1B / 10P</text:p>
              </text:list-item>
              <text:list-item>
                <text:p text:style-name="P14">Draining – All enemies in the darkness lose 1hp/round. Any ally in the center of the darkness field, can spend an attack action to consume those hit points and heal for the total amount drained / x1 / +1B / 10P</text:p>
              </text:list-item>
              <text:list-item>
                <text:p text:style-name="P14">Radius +1 / x3 / +1B / 10P</text:p>
              </text:list-item>
              <text:list-item>
                <text:p text:style-name="P14">Range / x3 / +0B / 10P</text:p>
              </text:list-item>
              <text:list-item>
                <text:p text:style-name="P14">Shaped – The caster can shape the darkness so that hexes in the area are not affected / x1 / -- / 10P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Dark Vision</text:p>
          </table:table-cell>
          <table:table-cell table:style-name="Table2.A1" office:value-type="string">
            <text:p text:style-name="P1">Trai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94316870271227" text:continue-list="list194317915603367" text:style-name="WWNum3">
              <text:list-item>
                <text:p text:style-name="P10">Dark Vision</text:p>
              </text:list-item>
            </text:list>
          </table:table-cell>
          <table:table-cell table:style-name="Table2.A1" office:value-type="string">
            <text:list xml:id="list194316315702952" text:continue-list="list194316926821190" text:style-name="WWNum2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Fear</text:p>
          </table:table-cell>
          <table:table-cell table:style-name="Table2.A1" office:value-type="string">
            <text:p text:style-name="P1">Attack, <text:span text:style-name="T5">Zap, </text:span>One Targe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8</text:p>
          </table:table-cell>
          <table:table-cell table:style-name="Table2.A1" office:value-type="string">
            <text:list xml:id="list194316494539058" text:continue-list="list194316870271227" text:style-name="WWNum3">
              <text:list-item>
                <text:p text:style-name="P10">Fear (Charisma, Power)</text:p>
              </text:list-item>
              <text:list-item>
                <text:p text:style-name="P10">Range (10)</text:p>
              </text:list-item>
            </text:list>
          </table:table-cell>
          <table:table-cell table:style-name="Table2.A1" office:value-type="string">
            <text:list xml:id="list194317081476789" text:continue-list="list194318071175825" text:style-name="WWNum1">
              <text:list-item>
                <text:p text:style-name="P14">Cursed – As long as the target has Fear, he is also Cursed / x1 / +1B/ 10P</text:p>
              </text:list-item>
              <text:list-item>
                <text:p text:style-name="P14">Range / x3 / +0B / 10P</text:p>
              </text:list-item>
              <text:list-item>
                <text:p text:style-name="P14">Save DL +2 / x3 / +1B / 10P</text:p>
              </text:list-item>
              <text:list-item>
                <text:p text:style-name="P14">Terror – The power does 1d6 penetrating psychic damage, and 1/round as long as the target is Feared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Form Shadows</text:p>
          </table:table-cell>
          <table:table-cell table:style-name="Table2.A1" office:value-type="string">
            <text:p text:style-name="P1">Utility, <text:span text:style-name="T5">Half Action</text:span>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M</text:p>
          </table:table-cell>
          <table:table-cell table:style-name="Table2.A1" office:value-type="string">
            <text:list xml:id="list194317751440376" text:continue-numbering="true" text:style-name="WWNum1">
              <text:list-item>
                <text:p text:style-name="P18">Creates shadowy illusions</text:p>
              </text:list-item>
              <text:list-item>
                <text:p text:style-name="P19">Duration (10R)</text:p>
              </text:list-item>
              <text:list-item>
                <text:p text:style-name="P18">Illusions have no form and touching them makes this immediately apparent</text:p>
              </text:list-item>
              <text:list-item>
                <text:p text:style-name="P20">Negated By (Reflex, Wit)</text:p>
              </text:list-item>
            </text:list>
          </table:table-cell>
          <table:table-cell table:style-name="Table2.A1" office:value-type="string">
            <text:list xml:id="list194317477787848" text:continue-numbering="true" text:style-name="WWNum1">
              <text:list-item>
                <text:p text:style-name="P14">Range / x3 / +0B / 10P</text:p>
              </text:list-item>
              <text:list-item>
                <text:p text:style-name="P14">Volume x2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Give <text:soft-page-break/>Ground</text:p>
          </table:table-cell>
          <table:table-cell table:style-name="Table2.A1" office:value-type="string">
            <text:p text:style-name="P1">Trait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94317960227417" text:continue-numbering="true" text:style-name="WWNum1">
              <text:list-item>
                <text:p text:style-name="P18">When attacked you can choose to <text:soft-page-break/>retreat a hex and get a +2 to your defense</text:p>
              </text:list-item>
              <text:list-item>
                <text:p text:style-name="P18">Your opponent can follow you for free</text:p>
              </text:list-item>
            </text:list>
          </table:table-cell>
          <table:table-cell table:style-name="Table2.A1" office:value-type="string">
            <text:list xml:id="list194317586405716" text:continue-numbering="true" text:style-name="WWNum1">
              <text:list-item>
                <text:p text:style-name="P14">Improved – You can move up to 2 hexes when <text:soft-page-break/>you give ground / x1 / -- / 10P</text:p>
              </text:list-item>
              <text:list-item>
                <text:p text:style-name="P14">Improved – You can take up to ½ move when you give ground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Improved Disengage</text:p>
          </table:table-cell>
          <table:table-cell table:style-name="Table2.A1" office:value-type="string">
            <text:p text:style-name="P1">Trai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94317428047367" text:continue-numbering="true" text:style-name="WWNum1">
              <text:list-item>
                <text:p text:style-name="P18">When you disengage, your opponent gets no bonus to his attack</text:p>
              </text:list-item>
            </text:list>
          </table:table-cell>
          <table:table-cell table:style-name="Table2.A1" office:value-type="string">
            <text:list xml:id="list194317824665128" text:continue-numbering="true" text:style-name="WWNum1">
              <text:list-item>
                <text:p text:style-name="P14">Disengaged – You get +2 defense when you disengage / x1 / -- / 20P</text:p>
              </text:list-item>
              <text:list-item>
                <text:p text:style-name="P14">Elusive – You never take disengage attacks (req. Disengaged) / x1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Shade Touch</text:p>
          </table:table-cell>
          <table:table-cell table:style-name="Table2.A1" office:value-type="string">
            <text:p text:style-name="P1">Attack, <text:span text:style-name="T5">Touch, </text:span>One Targe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6</text:p>
          </table:table-cell>
          <table:table-cell table:style-name="Table2.A1" office:value-type="string">
            <text:list xml:id="list194317280788732" text:continue-list="list194316494539058" text:style-name="WWNum3">
              <text:list-item>
                <text:p text:style-name="P10">Damage (1d8 + Power) (Mental)</text:p>
              </text:list-item>
              <text:list-item>
                <text:p text:style-name="P10">Cursed (Charisma, Power)</text:p>
              </text:list-item>
            </text:list>
          </table:table-cell>
          <table:table-cell table:style-name="Table2.A1" office:value-type="string">
            <text:list xml:id="list194316592205522" text:continue-list="list194317824665128" text:style-name="WWNum1">
              <text:list-item>
                <text:p text:style-name="P14">Accuracy +2 / x2 / +0B / 10P</text:p>
              </text:list-item>
              <text:list-item>
                <text:p text:style-name="P15">Burn -1 / x3 / -- / 10P</text:p>
              </text:list-item>
              <text:list-item>
                <text:p text:style-name="P14">Dmg Die / x2 / +1B / <text:span text:style-name="T6">2</text:span>0P</text:p>
              </text:list-item>
              <text:list-item>
                <text:p text:style-name="P14">Dmg Die / x2 / -2A / <text:span text:style-name="T6">2</text:span>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Shadow Armor</text:p>
          </table:table-cell>
          <table:table-cell table:style-name="Table2.A1" office:value-type="string">
            <text:p text:style-name="P1">Armor, <text:span text:style-name="T5">Inherent</text:span>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94317842543467" text:continue-list="list194317280788732" text:style-name="WWNum3">
              <text:list-item>
                <text:p text:style-name="P10">Armor 0/3/3</text:p>
              </text:list-item>
              <text:list-item>
                <text:p text:style-name="P10">Saves (2) (Blindness, Light, Mental)</text:p>
              </text:list-item>
            </text:list>
          </table:table-cell>
          <table:table-cell table:style-name="Table2.A1" office:value-type="string">
            <text:list xml:id="list194317346656842" text:continue-list="list194316592205522" text:style-name="WWNum1">
              <text:list-item>
                <text:p text:style-name="P14">Armor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Shadow Walk</text:p>
          </table:table-cell>
          <table:table-cell table:style-name="Table2.A1" office:value-type="string">
            <text:p text:style-name="P1">Movemen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list xml:id="list194316869696516" text:continue-list="list194317842543467" text:style-name="WWNum3">
              <text:list-item>
                <text:p text:style-name="P10">Teleport (20)</text:p>
              </text:list-item>
              <text:list-item>
                <text:p text:style-name="P10">Overland (1)</text:p>
              </text:list-item>
              <text:list-item>
                <text:p text:style-name="P10">Works from one shadowy region to another</text:p>
              </text:list-item>
              <text:list-item>
                <text:p text:style-name="P10">Does not require line of sight</text:p>
              </text:list-item>
              <text:list-item>
                <text:p text:style-name="P10">User can “detect shadow” to know where they can teleport to</text:p>
              </text:list-item>
            </text:list>
          </table:table-cell>
          <table:table-cell table:style-name="Table2.A1" office:value-type="string">
            <text:list xml:id="list194316836076436" text:continue-list="list194317346656842" text:style-name="WWNum1">
              <text:list-item>
                <text:p text:style-name="P14">Burn -1 / x3 / -- / 10P</text:p>
              </text:list-item>
              <text:list-item>
                <text:p text:style-name="P14">Move / x3 / +1B / 10P</text:p>
              </text:list-item>
              <text:list-item>
                <text:p text:style-name="P14">Carry – One adjacent ally can travel with you / x3 / +1B / 10P</text:p>
              </text:list-item>
              <text:list-item>
                <text:p text:style-name="P14">Cursed Arrival – When you teleport, all enemies adjacent to your arrival hex must save or be Cursed (Willpower, Charisma) / x1 / +1B / 10P</text:p>
              </text:list-item>
              <text:list-item>
                <text:p text:style-name="P14">Delayed Return – You can disappear into the shadow realm and remain there as long as you like. If you stay for at least a round, you can reappear anywhere within range and immediately take your full action / x1 / +1B / 10P</text:p>
              </text:list-item>
              <text:list-item>
                <text:p text:style-name="P14">Move +7 / x3 / +1B / 10P</text:p>
              </text:list-item>
              <text:list-item>
                <text:p text:style-name="P14">Save DL +2 / x3 / +1B / 10P (req. Cursed Arrival)</text:p>
              </text:list-item>
            </text:list>
          </table:table-cell>
        </table:table-row>
        <table:table-row table:style-name="Table2.1">
          <table:table-cell table:style-name="Table2.A15" office:value-type="string">
            <text:p text:style-name="P1">Tentacles</text:p>
          </table:table-cell>
          <table:table-cell table:style-name="Table2.A15" office:value-type="string">
            <text:p text:style-name="P1">Attack, <text:span text:style-name="T5">Ranged, </text:span>One Target</text:p>
          </table:table-cell>
          <table:table-cell table:style-name="Table2.A15" office:value-type="string">
            <text:p text:style-name="P1">20</text:p>
          </table:table-cell>
          <table:table-cell table:style-name="Table2.A15" office:value-type="string">
            <text:p text:style-name="P1">4</text:p>
          </table:table-cell>
          <table:table-cell table:style-name="Table2.A15" office:value-type="string">
            <text:list xml:id="list194316684061885" text:continue-list="list194316869696516" text:style-name="WWNum3">
              <text:list-item>
                <text:p text:style-name="P10">Immobilize (Charisma, Power)</text:p>
              </text:list-item>
            </text:list>
          </table:table-cell>
          <table:table-cell table:style-name="Table2.A15" office:value-type="string">
            <text:list xml:id="list194316792058402" text:continue-list="list194316836076436" text:style-name="WWNum1">
              <text:list-item>
                <text:p text:style-name="P14">Burn -1 / x3 / -- / 10P</text:p>
              </text:list-item>
              <text:list-item>
                <text:p text:style-name="P14">Crushing – As long as the target is held, he takes 1 penetrating damage/round / x1 / +1B / 10P</text:p>
              </text:list-item>
              <text:list-item>
                <text:p text:style-name="P14">Multi – Affects up to 3 targets who are adjacent with one another / x1 / +1B / 10P</text:p>
              </text:list-item>
              <text:list-item>
                <text:p text:style-name="P14">Range +1 / x3 / +0B / 6P</text:p>
              </text:list-item>
              <text:list-item>
                <text:p text:style-name="P14">Restraining – The target is Restrained / x1 / -- / 10P</text:p>
              </text:list-item>
              <text:list-item>
                <text:p text:style-name="P14">Save DL +2 / x3 / +1B / 10P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7pt" style:font-size-asian="6.0999999046325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12</meta:editing-cycles>
    <meta:creation-date>2022-06-11T01:07:00</meta:creation-date>
    <dc:date>2022-11-14T19:43:15.048000000</dc:date>
    <meta:editing-duration>PT1H46M33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50" meta:word-count="885" meta:character-count="3925" meta:non-whitespace-character-count="3245"/>
    <meta:user-defined meta:name="AppVersion">16.0000</meta:user-defined>
    <meta:template xlink:type="simple" xlink:actuate="onRequest" xlink:title="Normal.dotm" xlink:href=""/>
  </office:meta>
</office:document-meta>
</file>